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2000000224D99E29EE1FE7F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262c" officeooo:paragraph-rsid="000f262c" style:font-weight-asian="bold" style:font-weight-complex="bold"/>
    </style:style>
    <style:style style:name="P2" style:family="paragraph" style:parent-style-name="Standard">
      <style:text-properties fo:font-weight="bold" officeooo:rsid="00123898" officeooo:paragraph-rsid="00123898" style:font-weight-asian="bold" style:font-weight-complex="bold"/>
    </style:style>
    <style:style style:name="P3" style:family="paragraph" style:parent-style-name="Standard">
      <style:text-properties officeooo:rsid="001159af" officeooo:paragraph-rsid="001159af"/>
    </style:style>
    <style:style style:name="P4" style:family="paragraph" style:parent-style-name="Standard">
      <style:text-properties officeooo:rsid="00123898" officeooo:paragraph-rsid="00123898"/>
    </style:style>
    <style:style style:name="P5" style:family="paragraph" style:parent-style-name="Standard">
      <style:text-properties officeooo:rsid="0013b4d4" officeooo:paragraph-rsid="0013b4d4"/>
    </style:style>
    <style:style style:name="T1" style:family="text">
      <style:text-properties fo:font-weight="normal" officeooo:rsid="0010d7a5" style:font-weight-asian="normal" style:font-weight-complex="normal"/>
    </style:style>
    <style:style style:name="T2" style:family="text">
      <style:text-properties fo:font-weight="normal" officeooo:rsid="00123898" style:font-weight-asian="normal" style:font-weight-complex="normal"/>
    </style:style>
    <style:style style:name="T3" style:family="text">
      <style:text-properties officeooo:rsid="001238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3: <text:s/></text:p>
      <text:p text:style-name="P1"/>
      <text:p text:style-name="P1">Setting up visual studio code: <text:a xlink:type="simple" xlink:href="https://linuxacademy.com/cp/courses/lesson/course/4773/lesson/3/module/383" text:style-name="Internet_20_link" text:visited-style-name="Visited_20_Internet_20_Link"><text:span text:style-name="T2">Linux academy</text:span></text:a><text:span text:style-name="T3"> </text:span></text:p>
      <text:p text:style-name="P1"><draw:frame draw:style-name="fr1" draw:name="Image1" text:anchor-type="paragraph" svg:x="11.093cm" svg:y="0.379cm" svg:width="0.672cm" svg:height="0.672cm" draw:z-index="0"><draw:image xlink:href="Pictures/1000020100000022000000224D99E29EE1FE7F44.png" xlink:type="simple" xlink:show="embed" xlink:actuate="onLoad" loext:mime-type="image/x-vclgraphic"/></draw:frame></text:p>
      <text:p text:style-name="P1">Check the installed extensions: <text:s/><text:span text:style-name="T1">Click on the extension button: <text:s/></text:span></text:p>
      <text:p text:style-name="P3"><text:span text:style-name="T3">S</text:span>earch for the already installed extensions: <text:s text:c="2"/>@installed</text:p>
      <text:p text:style-name="P3"/>
      <text:p text:style-name="P2">Which extensions to install:</text:p>
      <text:p text:style-name="P4">Python</text:p>
      <text:p text:style-name="P5">Pyright</text:p>
      <text:p text:style-name="P4">Remote Development</text:p>
      <text:p text:style-name="P4"/>
      <text:p text:style-name="Standard"/>
      <text:p text:style-name="Standard"><text:a xlink:type="simple" xlink:href="https://linuxacademy.com/cp/modules/view/id/168" text:style-name="Internet_20_link" text:visited-style-name="Visited_20_Internet_20_Link">Python 3 Scripting for System Administrators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9:59:43.910264124</meta:creation-date>
    <dc:date>2020-08-27T20:44:33.729831411</dc:date>
    <meta:editing-duration>PT44M47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2" meta:paragraph-count="9" meta:word-count="39" meta:character-count="281" meta:non-whitespace-character-count="243"/>
  </office:meta>
</office:document-meta>
</file>